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 Light" officeooo:rsid="0013a76e" officeooo:paragraph-rsid="0013a76e"/>
    </style:style>
    <style:style style:name="P2" style:family="paragraph" style:parent-style-name="Standard">
      <style:text-properties style:font-name="Open Sans Light" fo:font-size="18pt" officeooo:rsid="0013a76e" officeooo:paragraph-rsid="0013a76e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ndo o GIT</text:p>
      <text:p text:style-name="P1"/>
      <text:p text:style-name="P1"/>
      <text:p text:style-name="P2">1º iniciar o git</text:p>
      <text:p text:style-name="P1"/>
      <text:p text:style-name="P1">git init</text:p>
      <text:p text:style-name="P1"/>
      <text:p text:style-name="P2">2º adicionar um servidor remoto:</text:p>
      <text:p text:style-name="P1"/>
      <text:p text:style-name="P1">git remote add origin &lt;servidor&gt;</text:p>
      <text:p text:style-name="P1"/>
      <text:p text:style-name="P2">3º Monitorar arquivos</text:p>
      <text:p text:style-name="P1"/>
      <text:p text:style-name="P1">git add &lt;arquivo&gt;</text:p>
      <text:p text:style-name="P1">git add --all</text:p>
      <text:p text:style-name="P1"/>
      <text:p text:style-name="P2">4º Commitar (fazer com que essas alterações se tornem parte da versão principal).</text:p>
      <text:p text:style-name="P1"/>
      <text:p text:style-name="P1">git commit -m "Mensagem explicativa"</text:p>
      <text:p text:style-name="P1"/>
      <text:p text:style-name="P2">5º Git push</text:p>
      <text:p text:style-name="P1"/>
      <text:p text:style-name="P1">git push -u origin &lt;branch&gt; (caso seja para puxar a branch)</text:p>
      <text:p text:style-name="P1">git push origin &lt;branch&gt; (caso seja para puxar o conteúdo dentro branch)</text:p>
      <text:p text:style-name="P1"/>
      <text:p text:style-name="P1"/>
      <text:p text:style-name="P1"/>
      <text:p text:style-name="P1"/>
      <text:p text:style-name="P1"/>
      <text:p text:style-name="P2">Comandos úteis:</text:p>
      <text:p text:style-name="P1"/>
      <text:p text:style-name="P1">remover o repositório do servidor para setar outro:</text:p>
      <text:p text:style-name="P1">git remote remove origin</text:p>
      <text:p text:style-name="P1">git remote add origin &lt;server&gt;</text:p>
      <text:p text:style-name="P1"/>
      <text:p text:style-name="P1">remover o git de uma pasta:</text:p>
      <text:p text:style-name="P1">entre na pasta e dê um rm -rf .git</text:p>
      <text:p text:style-name="P1"/>
      <text:p text:style-name="P1"/>
      <text:p text:style-name="P1"/>
      <text:p text:style-name="P1"><text:soft-page-break/>Criando e trocando de branch</text:p>
      <text:p text:style-name="P1"/>
      <text:p text:style-name="P1">git checkout -b &lt;branch&gt;</text:p>
      <text:p text:style-name="P1">git checkout master</text:p>
      <text:p text:style-name="P1"/>
      <text:p text:style-name="P1">Atualizar seu repositório local</text:p>
      <text:p text:style-name="P1"/>
      <text:p text:style-name="P1">git pull</text:p>
      <text:p text:style-name="P1"/>
      <text:p text:style-name="P1"/>
      <text:p text:style-name="P1">Mesclar branch</text:p>
      <text:p text:style-name="P1"/>
      <text:p text:style-name="P1">entre na branch que vai receber e</text:p>
      <text:p text:style-name="P1">git merge &lt;branch que será mesclad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6:43:00.650902367</meta:creation-date>
    <dc:date>2016-05-14T16:48:27.530175303</dc:date>
    <meta:editing-duration>PT5M28S</meta:editing-duration>
    <meta:editing-cycles>1</meta:editing-cycles>
    <meta:generator>LibreOffice/5.1.3.2$Linux_X86_64 LibreOffice_project/10m0$Build-2</meta:generator>
    <meta:document-statistic meta:table-count="0" meta:image-count="0" meta:object-count="0" meta:page-count="2" meta:paragraph-count="27" meta:word-count="140" meta:character-count="784" meta:non-whitespace-character-count="672"/>
  </office:meta>
</office:document-meta>
</file>